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arket-analysis-i/" text:style-name="Internet_20_link" text:visited-style-name="Visited_20_Internet_20_Link"><text:span text:style-name="T1">1158. Market Analysis I</text:span></text:a></text:p>
      <text:section text:style-name="Sect1" text:name="headlessui-popover-button-:rr:">
        <text:p text:style-name="Standard"/>
      </text:section>
      <text:p text:style-name="P4">Medium</text:p>
      <text:p text:style-name="P4">571</text:p>
      <text:p text:style-name="P4">63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Users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user_id <text:s text:c="7"/>| int <text:s text:c="4"/>|</text:p>
      <text:p text:style-name="P2">| join_date <text:s text:c="5"/>| date <text:s text:c="3"/>|</text:p>
      <text:p text:style-name="P2">| favorite_brand | varchar |</text:p>
      <text:p text:style-name="P2">+----------------+---------+</text:p>
      <text:p text:style-name="P2">user_id is the primary key (column with unique values) of this table.</text:p>
      <text:p text:style-name="P1">This table has the info of the users of an online shopping website where users can sell and buy items.</text:p>
      <text:p text:style-name="P6"> </text:p>
      <text:p text:style-name="P7"><text:span text:style-name="T1">Table: </text:span><text:span text:style-name="Source_20_Text"><text:span text:style-name="T2">Order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order_id <text:s text:c="5"/>| int <text:s text:c="4"/>|</text:p>
      <text:p text:style-name="P2">| order_date <text:s text:c="3"/>| date <text:s text:c="3"/>|</text:p>
      <text:p text:style-name="P2">| item_id <text:s text:c="6"/>| int <text:s text:c="4"/>|</text:p>
      <text:p text:style-name="P2">| buyer_id <text:s text:c="5"/>| int <text:s text:c="4"/>|</text:p>
      <text:p text:style-name="P2">| seller_id <text:s text:c="4"/>| int <text:s text:c="4"/>|</text:p>
      <text:p text:style-name="P2">+---------------+---------+</text:p>
      <text:p text:style-name="P2">order_id is the primary key (column with unique values) of this table.</text:p>
      <text:p text:style-name="P2">item_id is a foreign key (reference column) to the Items table.</text:p>
      <text:p text:style-name="P1">buyer_id and seller_id are foreign keys to the Users table.</text:p>
      <text:p text:style-name="P6"> </text:p>
      <text:p text:style-name="P7"><text:span text:style-name="T1">Table: </text:span><text:span text:style-name="Source_20_Text"><text:span text:style-name="T2">Item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tem_id <text:s text:c="6"/>| int <text:s text:c="4"/>|</text:p>
      <text:p text:style-name="P2">| item_brand <text:s text:c="3"/>| varchar |</text:p>
      <text:p text:style-name="P2">+---------------+---------+</text:p>
      <text:p text:style-name="P1">item_id is the primary key (column with unique values) of this table.</text:p>
      <text:p text:style-name="P6"> </text:p>
      <text:p text:style-name="P7"><text:soft-page-break/><text:span text:style-name="T1">Write a solution to find for each user, the join date and the number of orders they made as a buyer in </text:span><text:span text:style-name="Source_20_Text"><text:span text:style-name="T2">2019</text:span></text:span><text:span text:style-name="T1">.</text:span></text:p>
      <text:p text:style-name="P7"><text:span text:style-name="T1">Return the result table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Users table:</text:p>
      <text:p text:style-name="P2">+---------+------------+----------------+</text:p>
      <text:p text:style-name="P2">| user_id | join_date <text:s/>| favorite_brand |</text:p>
      <text:p text:style-name="P2">+---------+------------+----------------+</text:p>
      <text:p text:style-name="P2">| 1 <text:s text:c="6"/>| 2018-01-01 | Lenovo <text:s text:c="8"/>|</text:p>
      <text:p text:style-name="P2">| 2 <text:s text:c="6"/>| 2018-02-09 | Samsung <text:s text:c="7"/>|</text:p>
      <text:p text:style-name="P2">| 3 <text:s text:c="6"/>| 2018-01-19 | LG <text:s text:c="12"/>|</text:p>
      <text:p text:style-name="P2">| 4 <text:s text:c="6"/>| 2018-05-21 | HP <text:s text:c="12"/>|</text:p>
      <text:p text:style-name="P2">+---------+------------+----------------+</text:p>
      <text:p text:style-name="P2">Orders table:</text:p>
      <text:p text:style-name="P2">+----------+------------+---------+----------+-----------+</text:p>
      <text:p text:style-name="P2">| order_id | order_date | item_id | buyer_id | seller_id |</text:p>
      <text:p text:style-name="P2">+----------+------------+---------+----------+-----------+</text:p>
      <text:p text:style-name="P2">| 1 <text:s text:c="7"/>| 2019-08-01 | 4 <text:s text:c="6"/>| 1 <text:s text:c="7"/>| 2 <text:s text:c="8"/>|</text:p>
      <text:p text:style-name="P2">| 2 <text:s text:c="7"/>| 2018-08-02 | 2 <text:s text:c="6"/>| 1 <text:s text:c="7"/>| 3 <text:s text:c="8"/>|</text:p>
      <text:p text:style-name="P2">| 3 <text:s text:c="7"/>| 2019-08-03 | 3 <text:s text:c="6"/>| 2 <text:s text:c="7"/>| 3 <text:s text:c="8"/>|</text:p>
      <text:p text:style-name="P2">| 4 <text:s text:c="7"/>| 2018-08-04 | 1 <text:s text:c="6"/>| 4 <text:s text:c="7"/>| 2 <text:s text:c="8"/>|</text:p>
      <text:p text:style-name="P2">| 5 <text:s text:c="7"/>| 2018-08-04 | 1 <text:s text:c="6"/>| 3 <text:s text:c="7"/>| 4 <text:s text:c="8"/>|</text:p>
      <text:p text:style-name="P2">| 6 <text:s text:c="7"/>| 2019-08-05 | 2 <text:s text:c="6"/>| 2 <text:s text:c="7"/>| 4 <text:s text:c="8"/>|</text:p>
      <text:p text:style-name="P2">+----------+------------+---------+----------+-----------+</text:p>
      <text:p text:style-name="P2">Items table:</text:p>
      <text:p text:style-name="P2">+---------+------------+</text:p>
      <text:p text:style-name="P2">| item_id | item_brand |</text:p>
      <text:p text:style-name="P2">+---------+------------+</text:p>
      <text:p text:style-name="P2">| 1 <text:s text:c="6"/>| Samsung <text:s text:c="3"/>|</text:p>
      <text:p text:style-name="P2">| 2 <text:s text:c="6"/>| Lenovo <text:s text:c="4"/>|</text:p>
      <text:p text:style-name="P2">| 3 <text:s text:c="6"/>| LG <text:s text:c="8"/>|</text:p>
      <text:p text:style-name="P2">| 4 <text:s text:c="6"/>| HP <text:s text:c="8"/>|</text:p>
      <text:p text:style-name="P2">+---------+------------+</text:p>
      <text:p text:style-name="P3"><text:span text:style-name="Strong_20_Emphasis"><text:span text:style-name="T1">Output:</text:span></text:span><text:span text:style-name="T1"> </text:span></text:p>
      <text:p text:style-name="P2">+-----------+------------+----------------+</text:p>
      <text:p text:style-name="P2">| buyer_id <text:s/>| join_date <text:s/>| orders_in_2019 |</text:p>
      <text:p text:style-name="P2">+-----------+------------+----------------+</text:p>
      <text:p text:style-name="P2">| 1 <text:s text:c="8"/>| 2018-01-01 | 1 <text:s text:c="13"/>|</text:p>
      <text:p text:style-name="P2">| 2 <text:s text:c="8"/>| 2018-02-09 | 2 <text:s text:c="13"/>|</text:p>
      <text:p text:style-name="P2">| 3 <text:s text:c="8"/>| 2018-01-19 | 0 <text:s text:c="13"/>|</text:p>
      <text:p text:style-name="P2">| 4 <text:s text:c="8"/>| 2018-05-21 | 0 <text:s text:c="13"/>|</text:p>
      <text:p text:style-name="P1">+-----------+------------+----------------+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0T15:35:57.853000000</dc:date>
    <meta:editing-duration>PT12S</meta:editing-duration>
    <meta:editing-cycles>1</meta:editing-cycles>
    <meta:document-statistic meta:table-count="0" meta:image-count="0" meta:object-count="0" meta:page-count="2" meta:paragraph-count="85" meta:word-count="461" meta:character-count="2837" meta:non-whitespace-character-count="2053"/>
    <meta:generator>LibreOffice/7.2.2.2$Windows_X86_64 LibreOffice_project/02b2acce88a210515b4a5bb2e46cbfb63fe97d56</meta:generator>
  </office:meta>
</office:document-meta>
</file>